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c7f24" officeooo:paragraph-rsid="001c7f24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In your /mywebsite folder, change the title of your website to “Learning Git: Diffs</text:p>
      <text:p text:style-name="P1">2) Add index.html to the staging area.</text:p>
      <text:p text:style-name="P1">3) In /code, create another file index.js and add the line</text:p>
      <text:p text:style-name="P1"><text:s text:c="4"/>console.log(“Hallo World”);</text:p>
      <text:p text:style-name="P1">4) Edit your index.html and add the line</text:p>
      <text:p text:style-name="P1"><text:tab/>&lt;script src=”index.js”&gt;&lt;/script&gt;</text:p>
      <text:p text:style-name="P1"><text:s text:c="3"/>Before the &lt;/head&gt; Tag</text:p>
      <text:p text:style-name="P1">5) Perform a Git Status. How would you explain the output?</text:p>
      <text:p text:style-name="P1">6) What has changed since the last commit in your working directory? How can you find that out?</text:p>
      <text:p text:style-name="P1">7) Commit.</text:p>
      <text:p text:style-name="P1">8) Change the title of your website back to “Learning Git”.</text:p>
      <text:p text:style-name="P1">9) Commit.</text:p>
      <text:p text:style-name="P1">10) Now, you forgot about the title you had in your commit before the last one. Find out about it.</text:p>
      <text:p text:style-name="P1">11) You again decide to change the title. This time “Learning Git by example” sounds nice.</text:p>
      <text:p text:style-name="P1">12) Stage the change.</text:p>
      <text:p text:style-name="P1">13) This time you want find out about the changes between your staged files and the commit that you had when you initially defined your title.</text:p>
      <text:p text:style-name="P1">14) Commit.</text:p>
      <text:p text:style-name="P1">15) Before you push, you compare your local repository with the remote repository.</text:p>
      <text:p text:style-name="P1">16) Then you pus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1:39:07.707325404</meta:creation-date>
    <dc:date>2018-03-22T11:46:03.609417000</dc:date>
    <meta:editing-duration>PT6M5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78" meta:character-count="1005" meta:non-whitespace-character-count="838"/>
  </office:meta>
</office:document-meta>
</file>